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text-properties style:language-asian="zh" style:country-asian="CN"/>
    </style:style>
    <style:style style:name="P3" style:family="paragraph" style:parent-style-name="Standard" style:list-style-name="L1">
      <style:text-properties style:language-asian="zh" style:country-asian="CN"/>
    </style:style>
    <style:style style:name="P4" style:family="paragraph" style:parent-style-name="Standard">
      <style:paragraph-properties fo:break-before="page"/>
      <style:text-properties style:language-asian="zh" style:country-asian="C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alyse conceptuelle du jeudi</text:p>
      <text:p text:style-name="Standard"/>
      <text:p text:style-name="Standard">Au début de cette analyse nous nous sommes posés différents types de questions portant sur les différentes parties du futur programme. Il a été question de la représentation du jeu dans les futurs types de variables utilisées. L'adaptation des règles, la manipulation des éléments du jeu à savoir les pions et le plateau, les fonctions propres à 1 jeu sur ordinateur ont également été abordées lors de cette analyse. Nous allons maintenant passer ces éléments en revue.</text:p>
      <text:p text:style-name="Standard"/>
      <text:p text:style-name="Standard"/>
      <text:p text:style-name="Standard"><text:tab/>Les différents types de variables et structures utilisées dans le programme.</text:p>
      <text:p text:style-name="Standard"/>
      <text:p text:style-name="Standard"/>
      <text:p text:style-name="Standard"><text:tab/>Nous établissons des connaissances du jeu physique Othello connu précédemment, les éléments à représenter. Ces éléments sont le plateau, les pions de chaque joueur, la feuille de papier qui permet de comptabiliser le score de chaque joueur en cours de partie.</text:p>
      <text:p text:style-name="Standard"/>
      <text:p text:style-name="Standard"/>
      <text:p text:style-name="Standard"/>
      <text:p text:style-name="P1">L'adaptation des règles du jeu physique aux contraintes informatiques.</text:p>
      <text:p text:style-name="Standard"/>
      <text:p text:style-name="Standard"/>
      <text:p text:style-name="Standard"><text:tab/>Nous établissons 1 règle issue du jeu physique, 1 joueur à la possibilité de placer 1 pion sur 1 case , si cela lui permet de <text:s/>retourner des pions adverses. Ce retournement est possible à partir du moment ou 2 de ses pions englobent des pions adverses.cette règle ne nécessite donc de savoir à chaque tour de jeu, quels sont les cases sur lesquelles peut jouer la personne à qui c'est le tour de jouer. Nous choisissons de répondre à ce besoin en utilisant des variables entières contenues dans la structure énumérée pion. Cette structure est définie dans le paragraphe précédent.</text:p>
      <text:p text:style-name="Standard"/>
      <text:p text:style-name="Standard"/>
      <text:p text:style-name="Standard"><text:tab/></text:p>
      <text:p text:style-name="Standard"/>
      <text:p text:style-name="P1">la gestion des éléments propres aux jeux ordinateur.</text:p>
      <text:p text:style-name="Standard"/>
      <text:p text:style-name="Standard"/>
      <text:p text:style-name="Standard"><text:tab/>Nous avons établi que l'élément propre au jeu sur ordinateur pour notre projet à la sauvegarde d'une partie avec réutilisation pour analyse. Pour cela, il nous semble plus judicieux d'utiliser des fichiers textes et de mémoriser des matrices représentant la grille à chaque étape du jeu.</text:p>
      <text:p text:style-name="Standard"/>
      <text:p text:style-name="Standard"/>
      <text:p text:style-name="Standard"><text:tab/>Nous établissons aussi que la navigation via la souris par des menus, est 1 excellent moyen de diversifier les interactions possibles avec l'utilisateur. Ceci permet également à notre jeu d'avoir une utilisation <text:s/>accessible à un large public. La gestion des événements de la souris, nous permet également d'approfondir la pratique de l'utilisation des fonctions de la bibliothèque SDL du type SDL_EVENT</text:p>
      <text:p text:style-name="Standard"/>
      <text:p text:style-name="Standard"><text:tab/></text:p>
      <text:p text:style-name="P1">résultats et programme livrable.</text:p>
      <text:p text:style-name="Standard"/>
      <text:p text:style-name="Standard"/>
      <text:p text:style-name="Standard"><text:tab/>Le programme fonctionnel actuel que nous avons réalise la représentation du plateau du jeu par une matrice, l'enregistrement des joueurs, le passage de tour, la fin de partie et la fonction de sauvegarde et de changement d'anciennes parties. Les objectifs de fonctionnement interne du jeu sont remplis, au vu des règles définies en début de rapport.</text:p>
      <text:p text:style-name="Standard"/>
      <text:p text:style-name="Standard"/>
      <text:p text:style-name="Standard"><text:tab/>La génération de l'interface graphique, la saisie et l'affichage de texte dans cette interface, ainsi que la prise en charge des mouvements de la souris pour le placement des pions n'est pas aboutie, du fait de la complexité de l'utilisation de la bibliothèque SDL. Cependant, au jour d'aujourd'hui , les fonctions de test et d'exploration de la bibliothèque SDL, donne des résultats prometteurs, que nous espérons concrétiser pour la soutenance. La tentative de fonction pour jouer à 4 joueurs donne des résultats qui ne permettent pas de la rendre livrables dans le délai imparti. Nous nous sommes concentrés également sur le développement de la gestion de la souris pour pouvoir mettre en place des menus. Ceci afin de se rapprocher au plus des jeux actuels Othello informatiques. Ceux-ci se trouvent principalement sous forme d'application utilisant des menus.</text:p>
      <text:p text:style-name="P2"/>
      <text:p text:style-name="P4">Codage</text:p>
      <text:list xml:id="list5580455861" text:style-name="L1">
        <text:list-item>
          <text:p text:style-name="P3">structure utilisée</text:p>
          <text:p text:style-name="P3">On choisit les valeurs correspond à les pions , deux joueurs. On n'a pas besoin données des structures pour chaque fonction. Avec les données de énumération, on remarque lors que à la </text:p>
          <text:p text:style-name="P3">fonction gestion de joueur, il n'y a pas de données structures nécessaires.</text:p>
        </text:list-item>
      </text:list>
      <text:p text:style-name="P2"><text:tab/>Les pions en marquant vide, blanc, noire, possible sont énumération. D'ailleurs, le joueur est définit par pions : le joueur 1 est blanc, le joueur 2 est noire.</text:p>
      <text:p text:style-name="P2"><text:tab/> La plateau est plus simple à définir. On peut choisir deux dimension tableau 8 fois 8 avec l'énumération de pion.</text:p>
      <text:p text:style-name="P2"><text:tab/>Autrement dit que des fonctions ont structures différentes, </text:p>
      <text:p text:style-name="P2"><text:tab/>2. algorithme principale</text:p>
      <text:p text:style-name="P2"><text:tab/>3.algorithme de recherche(pour retourner les pions , chercher les cases possibles)</text:p>
      <text:p text:style-name="P2"><text:tab/>4.evalu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style:contextual-spacing="false"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paragraph-properties loext:contextual-spacing="false"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7T10:32:50.422000000</meta:creation-date>
    <dc:date>2015-12-18T08:37:33.10</dc:date>
    <meta:editing-duration>PT1H32M51S</meta:editing-duration>
    <meta:editing-cycles>4</meta:editing-cycles>
    <meta:generator>LibreOffice/3.6$Linux_X86_64 LibreOffice_project/360m1$Build-2</meta:generator>
    <dc:creator>bingo wang</dc:creator>
    <meta:document-statistic meta:table-count="0" meta:image-count="0" meta:object-count="0" meta:page-count="5" meta:paragraph-count="24" meta:word-count="674" meta:character-count="4221" meta:non-whitespace-character-count="3550"/>
  </office:meta>
</office:document-meta>
</file>